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e7b" officeooo:paragraph-rsid="000c1e7b"/>
    </style:style>
    <style:style style:name="P2" style:family="paragraph" style:parent-style-name="Standard">
      <style:text-properties officeooo:rsid="000c1e7b" officeooo:paragraph-rsid="00112646"/>
    </style:style>
    <style:style style:name="P3" style:family="paragraph" style:parent-style-name="Standard">
      <style:text-properties fo:font-weight="bold" officeooo:rsid="000c1e7b" officeooo:paragraph-rsid="000c1e7b" style:font-weight-asian="bold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c1e7b" officeooo:paragraph-rsid="000c1e7b" style:font-size-asian="14pt" style:font-weight-asian="bold" style:font-size-complex="14pt" style:font-weight-complex="bold"/>
    </style:style>
    <style:style style:name="P5" style:family="paragraph" style:parent-style-name="Standard" style:list-style-name="L6" style:master-page-name="">
      <loext:graphic-properties draw:fill="none"/>
      <style:paragraph-properties fo:margin-left="1.6252in" fo:margin-right="0in" fo:text-indent="-0.25in" style:auto-text-indent="false" style:page-number="auto" fo:background-color="transparent">
        <style:tab-stops>
          <style:tab-stop style:position="0.6874in"/>
          <style:tab-stop style:position="0.948in"/>
        </style:tab-stops>
      </style:paragraph-properties>
      <style:text-properties officeooo:rsid="000df1e6" officeooo:paragraph-rsid="000df1e6"/>
    </style:style>
    <style:style style:name="P6" style:family="paragraph" style:parent-style-name="Standard" style:list-style-name="L2">
      <loext:graphic-properties draw:fill="none"/>
      <style:paragraph-properties fo:margin-left="1.6252in" fo:margin-right="0in" fo:text-indent="-0.25in" style:auto-text-indent="false" fo:background-color="transparent"/>
      <style:text-properties officeooo:rsid="000c1e7b" officeooo:paragraph-rsid="000c34bb"/>
    </style:style>
    <style:style style:name="P7" style:family="paragraph" style:parent-style-name="Standard" style:list-style-name="L3">
      <loext:graphic-properties draw:fill="none"/>
      <style:paragraph-properties fo:margin-left="1.6252in" fo:margin-right="0in" fo:text-indent="-0.25in" style:auto-text-indent="false" fo:background-color="transparent"/>
      <style:text-properties officeooo:rsid="000c1e7b" officeooo:paragraph-rsid="000c34bb"/>
    </style:style>
    <style:style style:name="P8" style:family="paragraph" style:parent-style-name="Standard" style:list-style-name="L3">
      <loext:graphic-properties draw:fill="none"/>
      <style:paragraph-properties fo:margin-left="1.6252in" fo:margin-right="0in" fo:text-indent="-0.25in" style:auto-text-indent="false" fo:background-color="transparent"/>
      <style:text-properties officeooo:rsid="000df1e6" officeooo:paragraph-rsid="000df1e6"/>
    </style:style>
    <style:style style:name="P9" style:family="paragraph" style:parent-style-name="Standard" style:list-style-name="L6">
      <loext:graphic-properties draw:fill="none"/>
      <style:paragraph-properties fo:margin-left="1.6252in" fo:margin-right="0in" fo:text-indent="-0.25in" style:auto-text-indent="false" fo:background-color="transparent">
        <style:tab-stops>
          <style:tab-stop style:position="0.6874in"/>
          <style:tab-stop style:position="0.948in"/>
        </style:tab-stops>
      </style:paragraph-properties>
      <style:text-properties fo:font-weight="normal" officeooo:rsid="000df1e6" officeooo:paragraph-rsid="000df1e6" style:font-weight-asian="normal" style:font-weight-complex="normal"/>
    </style:style>
    <style:style style:name="P10" style:family="paragraph" style:parent-style-name="Standard" style:list-style-name="L2" style:master-page-name="">
      <loext:graphic-properties draw:fill="none"/>
      <style:paragraph-properties fo:margin-left="1.6252in" fo:margin-right="0in" fo:text-indent="-0.25in" style:auto-text-indent="false" style:page-number="auto" fo:background-color="transparent"/>
      <style:text-properties officeooo:rsid="000c1e7b" officeooo:paragraph-rsid="000c34bb"/>
    </style:style>
    <style:style style:name="P11" style:family="paragraph" style:parent-style-name="Standard" style:list-style-name="L3" style:master-page-name="">
      <loext:graphic-properties draw:fill="none"/>
      <style:paragraph-properties fo:margin-left="1.6252in" fo:margin-right="0in" fo:text-indent="-0.25in" style:auto-text-indent="false" style:page-number="auto" fo:background-color="transparent"/>
      <style:text-properties officeooo:rsid="000c1e7b" officeooo:paragraph-rsid="000c34bb"/>
    </style:style>
    <style:style style:name="P12" style:family="paragraph" style:parent-style-name="Standard" style:list-style-name="L6" style:master-page-name="">
      <loext:graphic-properties draw:fill="none"/>
      <style:paragraph-properties fo:margin-left="1.6252in" fo:margin-right="0in" fo:text-indent="-0.25in" style:auto-text-indent="false" style:page-number="auto" fo:background-color="transparent">
        <style:tab-stops>
          <style:tab-stop style:position="0.6874in"/>
          <style:tab-stop style:position="0.948in"/>
        </style:tab-stops>
      </style:paragraph-properties>
      <style:text-properties fo:font-weight="normal" officeooo:rsid="000df1e6" officeooo:paragraph-rsid="000df1e6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c1e7b" officeooo:paragraph-rsid="00112646"/>
    </style:style>
    <style:style style:name="P14" style:family="paragraph" style:parent-style-name="Standard" style:list-style-name="L6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874in"/>
          <style:tab-stop style:position="0.948in"/>
        </style:tab-stops>
      </style:paragraph-properties>
      <style:text-properties officeooo:rsid="00119413" officeooo:paragraph-rsid="00119413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874in"/>
          <style:tab-stop style:position="0.948in"/>
        </style:tab-stops>
      </style:paragraph-properties>
      <style:text-properties officeooo:rsid="00119413" officeooo:paragraph-rsid="00119413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6874in"/>
          <style:tab-stop style:position="1.25in"/>
        </style:tab-stops>
      </style:paragraph-properties>
      <style:text-properties officeooo:rsid="00119413" officeooo:paragraph-rsid="00119413"/>
    </style:style>
    <style:style style:name="P17" style:family="paragraph" style:parent-style-name="Standard" style:list-style-name="L6">
      <loext:graphic-properties draw:fill="none"/>
      <style:paragraph-properties fo:margin-left="0in" fo:margin-right="0in" fo:text-indent="0in" style:auto-text-indent="false" fo:break-before="page" fo:background-color="transparent">
        <style:tab-stops>
          <style:tab-stop style:position="0.6874in"/>
          <style:tab-stop style:position="0.948in"/>
        </style:tab-stops>
      </style:paragraph-properties>
      <style:text-properties officeooo:rsid="00119413" officeooo:paragraph-rsid="00119413"/>
    </style:style>
    <style:style style:name="P18" style:family="paragraph">
      <style:text-properties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fo:font-size="120pt" style:font-size-asian="120pt" style:font-size-complex="120pt"/>
    </style:style>
    <style:style style:name="T1" style:family="text">
      <style:text-properties officeooo:rsid="000c34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34bb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c34bb"/>
    </style:style>
    <style:style style:name="T6" style:family="text">
      <style:text-properties style:text-underline-style="solid" style:text-underline-width="auto" style:text-underline-color="font-color" officeooo:rsid="000df1e6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6ca48" style:font-weight-asian="normal" style:font-weight-complex="normal"/>
    </style:style>
    <style:style style:name="T9" style:family="text">
      <style:text-properties style:text-underline-style="none" officeooo:rsid="000c34b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c34bb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c34b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df1e6"/>
    </style:style>
    <style:style style:name="T16" style:family="text">
      <style:text-properties officeooo:rsid="000fa62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87fa" style:font-weight-asian="normal" style:font-weight-complex="normal"/>
    </style:style>
    <style:style style:name="T19" style:family="text">
      <style:text-properties fo:font-weight="normal" officeooo:rsid="0014f784" style:font-weight-asian="normal" style:font-weight-complex="normal"/>
    </style:style>
    <style:style style:name="T20" style:family="text">
      <style:text-properties fo:font-weight="normal" officeooo:rsid="0016ca48" style:font-weight-asian="normal" style:font-weight-complex="normal"/>
    </style:style>
    <style:style style:name="T21" style:family="text">
      <style:text-properties officeooo:rsid="00112646"/>
    </style:style>
    <style:style style:name="T22" style:family="text">
      <style:text-properties fo:font-size="120pt" style:font-size-asian="120pt" style:font-size-complex="12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118in" fo:text-indent="-0.25in" fo:margin-left="3.8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618in" fo:text-indent="-0.25in" fo:margin-left="4.061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0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ne single page: index.jsp</text:p>
      <text:p text:style-name="P1"/>
      <text:p text:style-name="P1"><text:span text:style-name="T1">has </text:span>3 main divs:</text:p>
      <text:p text:style-name="P1"><text:tab/></text:p>
      <text:p text:style-name="P3">-class=”login”:</text:p>
      <text:p text:style-name="P1"><text:tab/>-visible on first page load. Has one form with 2 text-fields: username and password.</text:p>
      <text:p text:style-name="P1"><text:tab/>-two buttons: <text:tab/><text:span text:style-name="T10">login</text:span> (login servlet POST. After successful login makes <text:span text:style-name="T2">“content”</text:span> div <text:tab/><text:tab/><text:tab/><text:tab/>visible)</text:p>
      <text:p text:style-name="P1"><text:tab/><text:tab/><text:tab/><text:span text:style-name="T10">register </text:span>(makes <text:span text:style-name="T2">“register”</text:span> div visible)</text:p>
      <text:p text:style-name="P1"/>
      <text:p text:style-name="P3">-class=”register”:</text:p>
      <text:p text:style-name="P1"><text:tab/>-made visible by <text:span text:style-name="T10">“register”</text:span> button in the <text:span text:style-name="T2">“login”</text:span> div. Has one form with 3 text-fields: <text:tab/><text:tab/><text:tab/><text:tab/>Username, e-mail address, password.</text:p>
      <text:p text:style-name="P1"><text:tab/>-two buttons: <text:tab/><text:span text:style-name="T10">register</text:span> (register servlet POST. After successful register makes self div <text:tab/><text:tab/><text:tab/><text:tab/>hidden and <text:span text:style-name="T2">“login” </text:span>div visible)</text:p>
      <text:p text:style-name="P1"><text:tab/><text:tab/><text:tab/><text:span text:style-name="T10">back</text:span> (returns to “login”)</text:p>
      <text:p text:style-name="P1"/>
      <text:p text:style-name="P3">-class=”content”:</text:p>
      <text:p text:style-name="P1"><text:tab/>-made visible by successful login <text:span text:style-name="T15">(has some title screen. Should make current user name <text:tab/>visible somewhere)</text:span></text:p>
      <text:p text:style-name="P1"><text:tab/>-<text:span text:style-name="T21">it has many subdivs</text:span></text:p>
      <text:p text:style-name="P1"><text:tab/>-contains <text:span text:style-name="T21">an always visible menu bar (</text:span><text:span text:style-name="T6">div class=”menu”</text:span><text:span text:style-name="T15">) on top with </text:span>3 <text:span text:style-name="T15">main</text:span> buttons:</text:p>
      <text:p text:style-name="P2"><text:tab/><text:tab/></text:p>
      <text:p text:style-name="P2"><text:span text:style-name="T2"><text:tab/><text:tab/>-my profile: </text:span><text:tab/></text:p>
      <text:list xml:id="list2750148497" text:style-name="L2">
        <text:list-item>
          <text:p text:style-name="P10"><text:span text:style-name="T5">class=”profile”</text:span><text:span text:style-name="T1"> subdiv made visible </text:span>user can view(profile servlet GET) and change (profile servlet POST) his/her data. </text:p>
        </text:list-item>
        <text:list-item>
          <text:p text:style-name="P6"><text:span text:style-name="T1">When done hide s self div. </text:span></text:p>
        </text:list-item>
        <text:list-item>
          <text:p text:style-name="P6"><text:span text:style-name="T1">Has </text:span><text:span text:style-name="T11">“back”</text:span><text:span text:style-name="T1"> button</text:span></text:p>
        </text:list-item>
      </text:list>
      <text:p text:style-name="P2"><text:tab/><text:tab/></text:p>
      <text:p text:style-name="P2"><text:span text:style-name="T2"><text:tab/><text:tab/>-my tasks:</text:span></text:p>
      <text:list xml:id="list993561347" text:style-name="L3">
        <text:list-item>
          <text:p text:style-name="P11"><text:span text:style-name="T5">class=”tasks”</text:span><text:span text:style-name="T9"> </text:span><text:span text:style-name="T1">subdiv made visible. </text:span>user can view tasks (task<text:span text:style-name="T1">list</text:span> servlet GET) created by them.</text:p>
        </text:list-item>
        <text:list-item>
          <text:p text:style-name="P7">By clicking on the task title <text:span text:style-name="T6">class=</text:span><text:span text:style-name="T4">“</text:span><text:span text:style-name="T5">task-content”</text:span><text:span text:style-name="T1"> div appears filled with data by the selected tasks </text:span><text:span text:style-name="T13">id</text:span><text:span text:style-name="T1"> (task servlet POST/GET).</text:span></text:p>
        </text:list-item>
        <text:list-item>
          <text:p text:style-name="P8">By clicking on <text:span text:style-name="T4">“new task”</text:span> button an empty <text:span text:style-name="T4">class=“task-content”</text:span> div appears to be filled with data and saved (task servlet POST).</text:p>
        </text:list-item>
      </text:list>
      <text:p text:style-name="P13"><text:tab/><text:tab/></text:p>
      <text:p text:style-name="P13"><text:span text:style-name="T2"><text:tab/><text:tab/>-</text:span><text:span text:style-name="T3">my schedules: </text:span></text:p>
      <text:list xml:id="list2560110320" text:style-name="L6">
        <text:list-item>
          <text:p text:style-name="P12"><text:span text:style-name="T4">class=”schedules”</text:span> subdiv made visible. User can view their (schedulelist servlet GET) created by them).</text:p>
        </text:list-item>
        <text:list-item>
          <text:p text:style-name="P9">By clicking on the schedule title <text:span text:style-name="T4">class=”schedule-content”</text:span> div appears filled with data by the selected <text:span text:style-name="T16">schedules</text:span> <text:span text:style-name="T12">id</text:span> (schedule servlet POST/GET). <text:span text:style-name="T16">The selected schedule can be edited here.</text:span></text:p>
        </text:list-item>
        <text:list-item>
          <text:p text:style-name="P5"><text:span text:style-name="T17">By clicking on </text:span><text:span text:style-name="T7">“new schedule”</text:span><text:span text:style-name="T17"> button a simple form appears with 1 text field for a </text:span><text:span text:style-name="T14">“title”</text:span><text:span text:style-name="T17"> and 2 selector: </text:span><text:span text:style-name="T14">“length”</text:span><text:span text:style-name="T17"> (numbers from 1-7), </text:span><text:span text:style-name="T14">“starting day”</text:span><text:span text:style-name="T17"> (days of the week)</text:span></text:p>
          <text:p text:style-name="P17"><text:span text:style-name="T17">&lt;body&gt;</text:span></text:p>
        </text:list-item>
      </text:list>
      <text:p text:style-name="P15"><text:span text:style-name="T17"><text:tab/>&lt;div class=”login”&gt;</text:span></text:p>
      <text:p text:style-name="P15"><text:span text:style-name="T17"><text:tab/></text:span></text:p>
      <text:p text:style-name="P15"><text:span text:style-name="T17"><text:tab/>&lt;/div&gt;</text:span></text:p>
      <text:p text:style-name="P15"><text:span text:style-name="T17"><text:tab/></text:span></text:p>
      <text:p text:style-name="P15"><text:span text:style-name="T17"><text:tab/>&lt;div class=”register”&gt;</text:span></text:p>
      <text:p text:style-name="P15"><text:span text:style-name="T17"><text:tab/>&lt;/div&gt;</text:span></text:p>
      <text:p text:style-name="P15"><text:span text:style-name="T17"/></text:p>
      <text:p text:style-name="P15"><text:span text:style-name="T17"><text:tab/>&lt;div class=”content”&gt;</text:span></text:p>
      <text:p text:style-name="P15"><text:span text:style-name="T17"/></text:p>
      <text:p text:style-name="P16"><draw:frame text:anchor-type="paragraph" draw:z-index="1" draw:name="Shape2" draw:style-name="gr2" draw:text-style-name="P20" svg:width="0.9169in" svg:height="2.0524in" svg:x="3.8618in" svg:y="0.1354in"><draw:text-box><text:p><text:span text:style-name="T22">}</text:span></text:p></draw:text-box></draw:frame><text:span text:style-name="T17"><text:tab/><text:tab/>&lt;div class=”menu”&gt;&lt;/div&gt; <text:s/></text:span><text:span text:style-name="T20">← </text:span><text:span text:style-name="T8">always visible </text:span></text:p>
      <text:p text:style-name="P16"><text:span text:style-name="T17"><text:tab/><text:tab/></text:span></text:p>
      <text:p text:style-name="P16"><text:span text:style-name="T17"><text:tab/><text:tab/>&lt;div class=”profile&gt;&lt;/div&gt;</text:span></text:p>
      <text:p text:style-name="P16"><text:span text:style-name="T17"/></text:p>
      <text:p text:style-name="P16"><text:span text:style-name="T17"><text:tab/><text:tab/>&lt;div class=”tasks&gt;&lt;/div&gt;</text:span></text:p>
      <text:p text:style-name="P16"><draw:frame text:anchor-type="paragraph" draw:z-index="0" draw:name="Shape1" draw:style-name="gr1" draw:text-style-name="P19" svg:width="2.1252in" svg:height="0.5004in" svg:x="4.6327in" svg:y="0.1457in"><draw:text-box><text:p text:style-name="P18"><text:span text:style-name="T4">One of them </text:span><text:span text:style-name="T4">are visible at </text:span><text:span text:style-name="T4">once</text:span></text:p></draw:text-box></draw:frame><text:span text:style-name="T17"/></text:p>
      <text:p text:style-name="P16"><text:span text:style-name="T17"><text:tab/><text:tab/>&lt;div class=”task-</text:span><text:span text:style-name="T18">co</text:span><text:span text:style-name="T17">ntent”&gt;&lt;/div&gt;</text:span></text:p>
      <text:p text:style-name="P16"><text:span text:style-name="T17"/></text:p>
      <text:p text:style-name="P16"><text:span text:style-name="T17"><text:tab/><text:tab/>&lt;div class=”schedules”&gt;&lt;/div&gt;</text:span></text:p>
      <text:p text:style-name="P16"><text:span text:style-name="T17"/></text:p>
      <text:p text:style-name="P16"><text:span text:style-name="T17"><text:tab/><text:tab/>&lt;div class=”schedule-content”&gt;&lt;/div&gt;</text:span></text:p>
      <text:p text:style-name="P16"><text:span text:style-name="T17"/></text:p>
      <text:p text:style-name="P15"><text:span text:style-name="T17"><text:tab/>&lt;/div&gt;</text:span></text:p>
      <text:list xml:id="list132407792410652" text:continue-numbering="true" text:style-name="L6">
        <text:list-header>
          <text:p text:style-name="P14"><text:span text:style-name="T17">&lt;/body&gt;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0:57:34.209961210</meta:creation-date>
    <dc:date>2019-04-25T13:24:07.622307373</dc:date>
    <meta:editing-duration>PT5H16M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311" meta:character-count="2152" meta:non-whitespace-character-count="1822"/>
  </office:meta>
</office:document-meta>
</file>